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7%"/>
      <style:text-properties fo:color="#322300" style:font-name="Avenir Next" fo:font-size="9pt" officeooo:rsid="0017de6d" officeooo:paragraph-rsid="0017de6d" style:font-size-asian="9pt" style:font-size-complex="9pt"/>
    </style:style>
    <style:style style:name="P2" style:family="paragraph" style:parent-style-name="Standard">
      <style:paragraph-properties fo:line-height="117%"/>
      <style:text-properties fo:color="#322300" style:font-name="Avenir Next" fo:font-size="9pt" officeooo:rsid="001932a3" officeooo:paragraph-rsid="001932a3" style:font-size-asian="9pt" style:font-size-complex="9pt"/>
    </style:style>
    <style:style style:name="P3" style:family="paragraph" style:parent-style-name="Standard">
      <style:paragraph-properties fo:line-height="117%"/>
      <style:text-properties fo:color="#322300" style:font-name="Avenir Next" fo:font-size="9pt" officeooo:rsid="00184975" officeooo:paragraph-rsid="00184975" style:font-size-asian="9pt" style:font-size-complex="9pt"/>
    </style:style>
    <style:style style:name="P4" style:family="paragraph" style:parent-style-name="Standard">
      <style:paragraph-properties fo:line-height="117%"/>
      <style:text-properties fo:color="#322300" style:font-name="Avenir Next" fo:font-size="9pt" officeooo:rsid="001a220c" officeooo:paragraph-rsid="001a220c" style:font-size-asian="9pt" style:font-size-complex="9pt"/>
    </style:style>
    <style:style style:name="P5" style:family="paragraph" style:parent-style-name="Standard">
      <style:paragraph-properties fo:line-height="117%"/>
      <style:text-properties fo:color="#322300" style:font-name="Avenir Next" fo:font-size="9pt" officeooo:rsid="001ab3aa" officeooo:paragraph-rsid="001ab3aa" style:font-size-asian="9pt" style:font-size-complex="9pt"/>
    </style:style>
    <style:style style:name="P6" style:family="paragraph" style:parent-style-name="Standard">
      <style:paragraph-properties fo:line-height="117%"/>
      <style:text-properties fo:color="#322300" style:font-name="Avenir Next" fo:font-size="9pt" officeooo:rsid="001ab3aa" officeooo:paragraph-rsid="001b8d45" style:font-size-asian="9pt" style:font-size-complex="9pt"/>
    </style:style>
    <style:style style:name="P7" style:family="paragraph" style:parent-style-name="Standard">
      <style:paragraph-properties fo:line-height="117%"/>
      <style:text-properties fo:color="#322300" style:font-name="Avenir Next" fo:font-size="9pt" officeooo:rsid="001ab3aa" officeooo:paragraph-rsid="001ce906" style:font-size-asian="9pt" style:font-size-complex="9pt"/>
    </style:style>
    <style:style style:name="P8" style:family="paragraph" style:parent-style-name="Standard">
      <style:paragraph-properties fo:line-height="117%"/>
      <style:text-properties fo:color="#322300" style:font-name="Avenir Next" fo:font-size="9pt" officeooo:rsid="001b8d45" officeooo:paragraph-rsid="001b8d45" style:font-size-asian="9pt" style:font-size-complex="9pt"/>
    </style:style>
    <style:style style:name="P9" style:family="paragraph" style:parent-style-name="Standard">
      <style:paragraph-properties fo:line-height="117%"/>
      <style:text-properties fo:color="#322300" style:font-name="Avenir Next" fo:font-size="9pt" officeooo:rsid="001b8d45" officeooo:paragraph-rsid="001ce906" style:font-size-asian="9pt" style:font-size-complex="9pt"/>
    </style:style>
    <style:style style:name="P10" style:family="paragraph" style:parent-style-name="Standard">
      <style:paragraph-properties fo:line-height="117%"/>
      <style:text-properties fo:color="#322300" style:font-name="Avenir Next" fo:font-size="9pt" officeooo:rsid="001ee0cb" officeooo:paragraph-rsid="001ee0cb" style:font-size-asian="9pt" style:font-size-complex="9pt"/>
    </style:style>
    <style:style style:name="P11" style:family="paragraph" style:parent-style-name="Standard">
      <style:paragraph-properties fo:line-height="117%"/>
      <style:text-properties fo:color="#322300" style:font-name="Avenir Next" fo:font-size="9pt" officeooo:rsid="00200da9" officeooo:paragraph-rsid="00200da9" style:font-size-asian="9pt" style:font-size-complex="9pt"/>
    </style:style>
    <style:style style:name="P12" style:family="paragraph" style:parent-style-name="Standard">
      <style:paragraph-properties fo:line-height="117%"/>
      <style:text-properties fo:color="#322300" style:font-name="Avenir Next" fo:font-size="9pt" officeooo:rsid="00216ccb" officeooo:paragraph-rsid="00216ccb" style:font-size-asian="9pt" style:font-size-complex="9pt"/>
    </style:style>
    <style:style style:name="P13" style:family="paragraph" style:parent-style-name="Standard">
      <style:paragraph-properties fo:line-height="117%"/>
      <style:text-properties fo:color="#322300" style:font-name="Avenir Next" fo:font-size="9pt" officeooo:rsid="0022e1e3" officeooo:paragraph-rsid="0022e1e3" style:font-size-asian="9pt" style:font-size-complex="9pt"/>
    </style:style>
    <style:style style:name="P14" style:family="paragraph" style:parent-style-name="Standard">
      <style:paragraph-properties fo:line-height="117%"/>
      <style:text-properties fo:color="#322300" style:font-name="Avenir Next" fo:font-size="9pt" officeooo:rsid="0024c471" officeooo:paragraph-rsid="0024c471" style:font-size-asian="9pt" style:font-size-complex="9pt"/>
    </style:style>
    <style:style style:name="P15" style:family="paragraph" style:parent-style-name="Standard">
      <style:paragraph-properties fo:line-height="117%"/>
      <style:text-properties fo:color="#322300" style:font-name="Avenir Next" fo:font-size="9pt" officeooo:rsid="0026ba46" officeooo:paragraph-rsid="0026ba46" style:font-size-asian="9pt" style:font-size-complex="9pt"/>
    </style:style>
    <style:style style:name="P16" style:family="paragraph" style:parent-style-name="Standard">
      <style:paragraph-properties fo:line-height="117%"/>
      <style:text-properties fo:color="#666666" style:text-line-through-style="solid" style:text-line-through-type="single" style:font-name="Avenir Next" fo:font-size="9pt" officeooo:rsid="0017de6d" officeooo:paragraph-rsid="0017de6d" style:font-size-asian="9pt" style:font-size-complex="9pt"/>
    </style:style>
    <style:style style:name="T1" style:family="text">
      <style:text-properties fo:color="#666666" style:text-line-through-style="solid" style:text-line-through-type="single"/>
    </style:style>
    <style:style style:name="T2" style:family="text">
      <style:text-properties fo:color="#322300" style:font-name="Avenir Next" fo:font-size="9pt" officeooo:rsid="001932a3" style:font-size-asian="9pt" style:font-size-complex="9pt"/>
    </style:style>
    <style:style style:name="T3" style:family="text">
      <style:text-properties fo:color="#322300" style:font-name="Avenir Next" fo:font-size="9pt" officeooo:rsid="001b8d45" style:font-size-asian="9pt" style:font-size-complex="9pt"/>
    </style:style>
    <style:style style:name="T4" style:family="text">
      <style:text-properties fo:color="#322300" style:font-name="Avenir Next" fo:font-size="9pt" officeooo:rsid="001ab3aa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</text:p>
      <text:p text:style-name="P1"><text:tab/>GoalOrientedAgent</text:p>
      <text:p text:style-name="P1"><text:tab/><text:tab/>IntelligentAgent</text:p>
      <text:p text:style-name="P2"><text:tab/><text:tab/><text:tab/>GoalDirectedAgent</text:p>
      <text:p text:style-name="P2"><text:tab/><text:tab/><text:tab/>KnowledgeBasedAgent</text:p>
      <text:p text:style-name="P2"><text:tab/><text:tab/><text:tab/>RationalAgent</text:p>
      <text:p text:style-name="P1"/>
      <text:p text:style-name="P1"><text:tab/>Interlocutor</text:p>
      <text:p text:style-name="P1"><text:tab/><text:tab/>KnowledgeBase</text:p>
      <text:p text:style-name="P1"><text:tab/><text:tab/>Person</text:p>
      <text:p text:style-name="P1"><text:tab/><text:tab/>ReferenceToSelf</text:p>
      <text:p text:style-name="P1"/>
      <text:p text:style-name="P16">Collective</text:p>
      <text:p text:style-name="P1"><text:tab/><text:span text:style-name="T1">MereotopologicalCollective</text:span></text:p>
      <text:p text:style-name="P1"><text:tab/>SemioticCollective</text:p>
      <text:p text:style-name="P1"><text:tab/><text:tab/>Articulation</text:p>
      <text:p text:style-name="P2"><text:tab/><text:tab/><text:tab/>CollectiveLiteral</text:p>
      <text:p text:style-name="P2"><text:tab/><text:tab/><text:tab/>CollectiveUtterance</text:p>
      <text:p text:style-name="P2"><text:tab/><text:tab/><text:tab/>Conventional</text:p>
      <text:p text:style-name="P8"><text:tab/><text:tab/><text:tab/><text:tab/>Lexeme</text:p>
      <text:p text:style-name="P10"><text:tab/><text:tab/><text:tab/><text:tab/><text:tab/>MathematicalOperator</text:p>
      <text:p text:style-name="P10"><text:tab/><text:tab/><text:tab/><text:tab/><text:tab/>MeasurementUnit</text:p>
      <text:p text:style-name="P10"><text:tab/><text:tab/><text:tab/><text:tab/><text:tab/>Name</text:p>
      <text:p text:style-name="P10"><text:tab/><text:tab/><text:tab/><text:tab/><text:tab/>Number</text:p>
      <text:p text:style-name="P10"/>
      <text:p text:style-name="P8"><text:tab/><text:tab/><text:tab/><text:tab/>Term</text:p>
      <text:p text:style-name="P10"><text:tab/><text:tab/><text:tab/><text:tab/><text:tab/>Value</text:p>
      <text:p text:style-name="P10"><text:tab/><text:tab/><text:tab/><text:tab/><text:tab/>Variable</text:p>
      <text:p text:style-name="P2"/>
      <text:p text:style-name="P2"><text:tab/><text:tab/><text:tab/>DigitalArticulation</text:p>
      <text:p text:style-name="P8"><text:tab/><text:tab/><text:tab/><text:tab/>DataItem</text:p>
      <text:p text:style-name="P11"><text:tab/><text:tab/><text:tab/><text:tab/><text:tab/>Dyad</text:p>
      <text:p text:style-name="P11"><text:tab/><text:tab/><text:tab/><text:tab/><text:tab/>Triple</text:p>
      <text:p text:style-name="P11"/>
      <text:p text:style-name="P8"><text:tab/><text:tab/><text:tab/><text:tab/>Dataset</text:p>
      <text:p text:style-name="P8"><text:tab/><text:tab/><text:tab/><text:tab/>DigitalConventional</text:p>
      <text:p text:style-name="P11"><text:tab/><text:tab/><text:tab/><text:tab/><text:tab/>Assignment</text:p>
      <text:p text:style-name="P11"/>
      <text:p text:style-name="P8"><text:tab/><text:tab/><text:tab/><text:tab/>IRI</text:p>
      <text:p text:style-name="P11"><text:tab/><text:tab/><text:tab/><text:tab/><text:tab/>ConceptualIRI</text:p>
      <text:p text:style-name="P11"><text:tab/><text:tab/><text:tab/><text:tab/><text:tab/>ContextualIRI</text:p>
      <text:p text:style-name="P11"><text:tab/><text:tab/><text:tab/><text:tab/><text:tab/>IndividualIRI</text:p>
      <text:p text:style-name="P11"><text:tab/><text:tab/><text:tab/><text:tab/><text:tab/>RelationalIRI</text:p>
      <text:p text:style-name="P11"/>
      <text:p text:style-name="P8"><text:tab/><text:tab/><text:tab/><text:tab/>Query</text:p>
      <text:p text:style-name="P2"/>
      <text:p text:style-name="P1"><text:tab/><text:tab/>Plurality</text:p>
      <text:p text:style-name="P4"><text:tab/><text:tab/><text:tab/>TopicalSum</text:p>
      <text:p text:style-name="P4"/>
      <text:p text:style-name="P1"><text:tab/><text:tab/>Proposition</text:p>
      <text:p text:style-name="P4"><text:tab/><text:tab/><text:tab/>Claim</text:p>
      <text:p text:style-name="P8"><text:soft-page-break/><text:tab/><text:tab/><text:tab/><text:tab/>KnowledgeClaim</text:p>
      <text:p text:style-name="P12"><text:tab/><text:tab/><text:tab/><text:tab/><text:tab/>ConceptualKnowledgeClaim</text:p>
      <text:p text:style-name="P12"><text:tab/><text:tab/><text:tab/><text:tab/><text:tab/>NegativeKnowledgeClaim</text:p>
      <text:p text:style-name="P12"><text:tab/><text:tab/><text:tab/><text:tab/><text:tab/>PropertyClaim</text:p>
      <text:p text:style-name="P8"/>
      <text:p text:style-name="P8"><text:tab/><text:tab/><text:tab/><text:tab/>OwnClaim</text:p>
      <text:p text:style-name="P8"><text:tab/><text:tab/><text:tab/><text:tab/>ValidityClaim</text:p>
      <text:p text:style-name="P12"><text:tab/><text:tab/><text:tab/><text:tab/><text:tab/>ProofBasedValidityClaim</text:p>
      <text:p text:style-name="P12"><text:tab/><text:tab/><text:tab/><text:tab/><text:tab/>ReproducibilityClaim</text:p>
      <text:p text:style-name="P12"><text:tab/><text:tab/><text:tab/><text:tab/><text:tab/>TestBasedValidityClaim</text:p>
      <text:p text:style-name="P8"/>
      <text:p text:style-name="P4"><text:tab/><text:tab/><text:tab/>Ground</text:p>
      <text:p text:style-name="P8"><text:tab/><text:tab/><text:tab/><text:tab/>Assessment</text:p>
      <text:p text:style-name="P8"><text:tab/><text:tab/><text:tab/><text:tab/>BasicGround</text:p>
      <text:p text:style-name="P4"/>
      <text:p text:style-name="P4"><text:tab/><text:tab/><text:tab/>Intention</text:p>
      <text:p text:style-name="P8"><text:tab/><text:tab/><text:tab/><text:tab/>OptimizationProblem</text:p>
      <text:p text:style-name="P4"/>
      <text:p text:style-name="P4"><text:tab/><text:tab/><text:tab/>Rule</text:p>
      <text:p text:style-name="P8"><text:tab/><text:tab/><text:tab/><text:tab/>Law</text:p>
      <text:p text:style-name="P13"><text:tab/><text:tab/><text:tab/><text:tab/><text:tab/>AbsoluteLaw</text:p>
      <text:p text:style-name="P13"><text:tab/><text:tab/><text:tab/><text:tab/><text:tab/>QualifiedLaw</text:p>
      <text:p text:style-name="P8"/>
      <text:p text:style-name="P4"><text:tab/><text:tab/><text:tab/>Topical</text:p>
      <text:p text:style-name="P8"><text:tab/><text:tab/><text:tab/><text:tab/>Question</text:p>
      <text:p text:style-name="P13"><text:tab/><text:tab/><text:tab/><text:tab/><text:tab/>ResearchQuestion</text:p>
      <text:p text:style-name="P8"/>
      <text:p text:style-name="P8"><text:tab/><text:tab/><text:tab/><text:tab/>TopicalProduct</text:p>
      <text:p text:style-name="P4"/>
      <text:p text:style-name="P1"><text:tab/><text:tab/>Structure</text:p>
      <text:p text:style-name="P1"/>
      <text:p text:style-name="P16">Item</text:p>
      <text:p text:style-name="P1"><text:tab/>Process</text:p>
      <text:p text:style-name="P3"><text:tab/><text:tab/>Action</text:p>
      <text:p text:style-name="P5"><text:tab/><text:tab/><text:tab/>PurposefulAction</text:p>
      <text:p text:style-name="P5"/>
      <text:p text:style-name="P3"><text:tab/><text:tab/>Cognition</text:p>
      <text:p text:style-name="P7"><text:tab/><text:tab/><text:tab/>CognitiveAction</text:p>
      <text:p text:style-name="P9"><text:tab/><text:tab/><text:tab/><text:tab/>ExpressiveAct</text:p>
      <text:p text:style-name="P9"><text:tab/><text:tab/><text:tab/><text:tab/>CognitiveWorkflow</text:p>
      <text:p text:style-name="P14"><text:tab/><text:tab/><text:tab/><text:tab/><text:tab/>ExperimentalWorkflow</text:p>
      <text:p text:style-name="P14"><text:tab/><text:tab/><text:tab/><text:tab/><text:tab/>SimulationWorkflow</text:p>
      <text:p text:style-name="P9"><text:span text:style-name="T3"/></text:p>
      <text:p text:style-name="P9"><text:tab/><text:tab/><text:tab/><text:tab/>TriadicCognition</text:p>
      <text:p text:style-name="P15"><text:tab/><text:tab/><text:tab/><text:tab/><text:tab/>GroundingStep</text:p>
      <text:p text:style-name="P15"><text:tab/><text:tab/><text:tab/><text:tab/><text:tab/>SemanticChange</text:p>
      <text:p text:style-name="P15"><text:tab/><text:tab/><text:tab/><text:tab/><text:tab/>Semiosis</text:p>
      <text:p text:style-name="P9"/>
      <text:p text:style-name="P5"><text:tab/><text:tab/><text:tab/>CognitiveChain</text:p>
      <text:p text:style-name="P9"><text:tab/><text:tab/><text:tab/><text:tab/>GroundingChain</text:p>
      <text:p text:style-name="P9"/>
      <text:p text:style-name="P5"><text:soft-page-break/><text:tab/><text:tab/><text:tab/>CognitiveStep</text:p>
      <text:p text:style-name="P9"><text:tab/><text:tab/><text:tab/><text:tab/>CognitiveRupture</text:p>
      <text:p text:style-name="P9"><text:tab/><text:tab/><text:tab/><text:tab/>Presupposition</text:p>
      <text:p text:style-name="P9"/>
      <text:p text:style-name="P5"><text:tab/><text:tab/><text:tab/>Communication</text:p>
      <text:p text:style-name="P6"><text:tab/><text:tab/><text:tab/>GroundedCognition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31cm" fo:margin-bottom="1.67cm" fo:margin-left="2.131cm" fo:margin-right="1.6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Thomas Horsch</meta:initial-creator>
    <meta:creation-date>2024-08-05T14:50:12.070290112</meta:creation-date>
    <meta:generator>LibreOffice/6.4.7.2$Linux_X86_64 LibreOffice_project/40$Build-2</meta:generator>
    <dc:date>2024-08-05T15:17:39.041122515</dc:date>
    <dc:creator>Martin Thomas Horsch</dc:creator>
    <meta:editing-duration>PT27M19S</meta:editing-duration>
    <meta:editing-cycles>16</meta:editing-cycles>
    <meta:document-statistic meta:table-count="0" meta:image-count="0" meta:object-count="0" meta:page-count="3" meta:paragraph-count="86" meta:word-count="86" meta:character-count="1363" meta:non-whitespace-character-count="1058"/>
  </office:meta>
</office:document-meta>
</file>